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58860" officeooo:paragraph-rsid="00058860"/>
    </style:style>
    <style:style style:name="P2" style:family="paragraph" style:parent-style-name="Title">
      <style:text-properties officeooo:rsid="00058860" officeooo:paragraph-rsid="00058860"/>
    </style:style>
    <style:style style:name="P3" style:family="paragraph" style:parent-style-name="Text_20_body">
      <style:text-properties style:text-underline-style="solid" style:text-underline-width="auto" style:text-underline-color="font-color" officeooo:rsid="00073502" officeooo:paragraph-rsid="00073502"/>
    </style:style>
    <style:style style:name="P4" style:family="paragraph" style:parent-style-name="Text_20_body">
      <style:text-properties style:text-underline-style="solid" style:text-underline-width="auto" style:text-underline-color="font-color" fo:font-weight="normal" officeooo:rsid="0028fc59" officeooo:paragraph-rsid="0028fc59" style:font-weight-asian="normal" style:font-weight-complex="normal"/>
    </style:style>
    <style:style style:name="P5" style:family="paragraph" style:parent-style-name="Text_20_body">
      <style:text-properties style:text-underline-style="solid" style:text-underline-width="auto" style:text-underline-color="font-color" fo:font-weight="normal" officeooo:rsid="0028fc59" officeooo:paragraph-rsid="002a036b" style:font-weight-asian="normal" style:font-weight-complex="normal"/>
    </style:style>
    <style:style style:name="P6" style:family="paragraph" style:parent-style-name="Text_20_body">
      <style:text-properties style:text-underline-style="solid" style:text-underline-width="auto" style:text-underline-color="font-color" fo:font-weight="normal" officeooo:rsid="002cec2c" officeooo:paragraph-rsid="002cec2c" style:font-weight-asian="normal" style:font-weight-complex="normal"/>
    </style:style>
    <style:style style:name="P7" style:family="paragraph" style:parent-style-name="Text_20_body">
      <style:text-properties style:text-underline-style="solid" style:text-underline-width="auto" style:text-underline-color="font-color" fo:font-weight="normal" officeooo:rsid="002dceee" officeooo:paragraph-rsid="002dceee" style:font-weight-asian="normal" style:font-weight-complex="normal"/>
    </style:style>
    <style:style style:name="P8" style:family="paragraph" style:parent-style-name="Text_20_body">
      <style:text-properties style:text-underline-style="solid" style:text-underline-width="auto" style:text-underline-color="font-color" fo:font-weight="bold" officeooo:rsid="002f1c4d" officeooo:paragraph-rsid="002f1c4d"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30dadb" officeooo:paragraph-rsid="0030dadb" style:font-weight-asian="bold" style:font-weight-complex="bold"/>
    </style:style>
    <style:style style:name="P10" style:family="paragraph" style:parent-style-name="Text_20_body">
      <style:text-properties style:text-underline-style="none" officeooo:rsid="000971aa" officeooo:paragraph-rsid="000971aa"/>
    </style:style>
    <style:style style:name="P11" style:family="paragraph" style:parent-style-name="Text_20_body">
      <style:text-properties style:text-underline-style="none" officeooo:rsid="000a3917" officeooo:paragraph-rsid="000c9207"/>
    </style:style>
    <style:style style:name="P12" style:family="paragraph" style:parent-style-name="Text_20_body">
      <style:text-properties style:text-underline-style="none" fo:font-weight="bold" officeooo:rsid="000e7471" officeooo:paragraph-rsid="000e7471" style:font-weight-asian="bold" style:font-weight-complex="bold"/>
    </style:style>
    <style:style style:name="P13" style:family="paragraph" style:parent-style-name="Text_20_body">
      <style:text-properties style:text-underline-style="none" fo:font-weight="bold" officeooo:rsid="0030dadb" officeooo:paragraph-rsid="0030dadb" style:font-weight-asian="bold" style:font-weight-complex="bold"/>
    </style:style>
    <style:style style:name="P14" style:family="paragraph" style:parent-style-name="Text_20_body">
      <style:text-properties style:text-underline-style="none" fo:font-weight="normal" officeooo:rsid="000faee1" officeooo:paragraph-rsid="00138347" style:font-weight-asian="normal" style:font-weight-complex="normal"/>
    </style:style>
    <style:style style:name="P15" style:family="paragraph" style:parent-style-name="Text_20_body">
      <style:text-properties style:text-underline-style="none" fo:font-weight="normal" officeooo:rsid="00173ae1" officeooo:paragraph-rsid="00173ae1" style:font-weight-asian="normal" style:font-weight-complex="normal"/>
    </style:style>
    <style:style style:name="P16" style:family="paragraph" style:parent-style-name="Text_20_body">
      <style:text-properties style:text-underline-style="none" fo:font-weight="normal" officeooo:rsid="001c1612" officeooo:paragraph-rsid="001c1612" style:font-weight-asian="normal" style:font-weight-complex="normal"/>
    </style:style>
    <style:style style:name="P17" style:family="paragraph" style:parent-style-name="Text_20_body">
      <style:text-properties style:text-underline-style="none" fo:font-weight="normal" officeooo:rsid="001e226c" officeooo:paragraph-rsid="001e226c" style:font-weight-asian="normal" style:font-weight-complex="normal"/>
    </style:style>
    <style:style style:name="P18" style:family="paragraph" style:parent-style-name="Text_20_body">
      <style:text-properties style:text-underline-style="none" fo:font-weight="normal" officeooo:rsid="0015642e" officeooo:paragraph-rsid="0015642e" style:font-weight-asian="normal" style:font-weight-complex="normal"/>
    </style:style>
    <style:style style:name="P19" style:family="paragraph" style:parent-style-name="Text_20_body">
      <style:text-properties style:text-underline-style="none" fo:font-weight="normal" officeooo:rsid="0023b4ab" officeooo:paragraph-rsid="0023b4ab" style:font-weight-asian="normal" style:font-weight-complex="normal"/>
    </style:style>
    <style:style style:name="P20" style:family="paragraph" style:parent-style-name="Text_20_body">
      <style:text-properties style:text-underline-style="none" fo:font-weight="normal" officeooo:rsid="002518b9" officeooo:paragraph-rsid="002518b9" style:font-weight-asian="normal" style:font-weight-complex="normal"/>
    </style:style>
    <style:style style:name="P21" style:family="paragraph" style:parent-style-name="Text_20_body">
      <style:text-properties style:text-underline-style="none" fo:font-weight="normal" officeooo:rsid="00255e35" officeooo:paragraph-rsid="00255e35" style:font-weight-asian="normal" style:font-weight-complex="normal"/>
    </style:style>
    <style:style style:name="P22" style:family="paragraph" style:parent-style-name="Text_20_body">
      <style:text-properties style:text-underline-style="none" fo:font-weight="normal" officeooo:rsid="0028fc59" officeooo:paragraph-rsid="0028fc59" style:font-weight-asian="normal" style:font-weight-complex="normal"/>
    </style:style>
    <style:style style:name="P23" style:family="paragraph" style:parent-style-name="Text_20_body">
      <style:text-properties style:text-underline-style="none" fo:font-weight="normal" officeooo:rsid="002dceee" officeooo:paragraph-rsid="002dceee" style:font-weight-asian="normal" style:font-weight-complex="normal"/>
    </style:style>
    <style:style style:name="P24" style:family="paragraph" style:parent-style-name="Text_20_body">
      <style:text-properties style:text-underline-style="none" fo:font-weight="normal" officeooo:rsid="002f1c4d" officeooo:paragraph-rsid="002f1c4d" style:font-weight-asian="normal" style:font-weight-complex="normal"/>
    </style:style>
    <style:style style:name="P25" style:family="paragraph" style:parent-style-name="Text_20_body" style:list-style-name="L1">
      <style:text-properties officeooo:paragraph-rsid="00138347"/>
    </style:style>
    <style:style style:name="P26" style:family="paragraph" style:parent-style-name="Text_20_body" style:list-style-name="L1">
      <style:text-properties officeooo:rsid="00138347" officeooo:paragraph-rsid="00138347"/>
    </style:style>
    <style:style style:name="P27" style:family="paragraph" style:parent-style-name="Text_20_body" style:list-style-name="L2">
      <style:text-properties style:text-underline-style="none" fo:font-weight="normal" officeooo:rsid="00195f96" officeooo:paragraph-rsid="00195f96" style:font-weight-asian="normal" style:font-weight-complex="normal"/>
    </style:style>
    <style:style style:name="P28" style:family="paragraph" style:parent-style-name="Text_20_body" style:list-style-name="L2">
      <style:text-properties style:text-underline-style="none" fo:font-weight="normal" officeooo:rsid="001a657f" officeooo:paragraph-rsid="001a657f" style:font-weight-asian="normal" style:font-weight-complex="normal"/>
    </style:style>
    <style:style style:name="P29" style:family="paragraph" style:parent-style-name="Text_20_body" style:list-style-name="L3">
      <style:text-properties style:text-underline-style="none" fo:font-weight="normal" officeooo:rsid="001c1612" officeooo:paragraph-rsid="001c1612" style:font-weight-asian="normal" style:font-weight-complex="normal"/>
    </style:style>
    <style:style style:name="P30" style:family="paragraph" style:parent-style-name="Text_20_body" style:list-style-name="L3">
      <style:text-properties style:text-underline-style="none" fo:font-weight="normal" officeooo:rsid="001db9f1" officeooo:paragraph-rsid="001db9f1" style:font-weight-asian="normal" style:font-weight-complex="normal"/>
    </style:style>
    <style:style style:name="P31" style:family="paragraph" style:parent-style-name="Text_20_body" style:list-style-name="L4">
      <style:text-properties style:text-underline-style="none" fo:font-weight="normal" officeooo:rsid="001f12fc" officeooo:paragraph-rsid="001f12fc" style:font-weight-asian="normal" style:font-weight-complex="normal"/>
    </style:style>
    <style:style style:name="P32" style:family="paragraph" style:parent-style-name="Text_20_body" style:list-style-name="L4">
      <style:text-properties style:text-underline-style="none" fo:font-weight="normal" officeooo:rsid="00207536" officeooo:paragraph-rsid="00207536" style:font-weight-asian="normal" style:font-weight-complex="normal"/>
    </style:style>
    <style:style style:name="P33" style:family="paragraph" style:parent-style-name="Text_20_body" style:list-style-name="L5">
      <style:text-properties style:text-underline-style="none" fo:font-weight="normal" officeooo:rsid="00255e35" officeooo:paragraph-rsid="00255e35" style:font-weight-asian="normal" style:font-weight-complex="normal"/>
    </style:style>
    <style:style style:name="P34" style:family="paragraph" style:parent-style-name="Text_20_body" style:list-style-name="L5">
      <style:text-properties style:text-underline-style="none" fo:font-weight="normal" officeooo:rsid="002740c4" officeooo:paragraph-rsid="002740c4" style:font-weight-asian="normal" style:font-weight-complex="normal"/>
    </style:style>
    <style:style style:name="P35" style:family="paragraph" style:parent-style-name="Text_20_body" style:list-style-name="L5">
      <style:text-properties style:text-underline-style="none" fo:font-weight="normal" officeooo:rsid="0028e26b" officeooo:paragraph-rsid="0028e26b" style:font-weight-asian="normal" style:font-weight-complex="normal"/>
    </style:style>
    <style:style style:name="P36" style:family="paragraph" style:parent-style-name="Text_20_body" style:list-style-name="L6">
      <style:text-properties style:text-underline-style="none" fo:font-weight="normal" officeooo:rsid="0028fc59" officeooo:paragraph-rsid="0028fc59" style:font-weight-asian="normal" style:font-weight-complex="normal"/>
    </style:style>
    <style:style style:name="P37" style:family="paragraph" style:parent-style-name="Text_20_body" style:list-style-name="L7">
      <style:text-properties style:text-underline-style="none" fo:font-weight="normal" officeooo:rsid="002eb486" officeooo:paragraph-rsid="002eb486" style:font-weight-asian="normal" style:font-weight-complex="normal"/>
    </style:style>
    <style:style style:name="P38" style:family="paragraph" style:parent-style-name="Text_20_body">
      <style:text-properties style:text-underline-style="none" fo:font-weight="normal" officeooo:rsid="00453fa1" officeooo:paragraph-rsid="00453fa1" style:font-weight-asian="normal" style:font-weight-complex="normal"/>
    </style:style>
    <style:style style:name="P39" style:family="paragraph" style:parent-style-name="Text_20_body">
      <style:text-properties style:text-underline-style="none" fo:font-weight="normal" officeooo:rsid="00520bda" officeooo:paragraph-rsid="00520bda" style:font-weight-asian="normal" style:font-weight-complex="normal"/>
    </style:style>
    <style:style style:name="P40" style:family="paragraph" style:parent-style-name="Text_20_body">
      <style:text-properties style:text-underline-style="none" fo:font-weight="normal" officeooo:rsid="0052c3a0" officeooo:paragraph-rsid="0052c3a0" style:font-weight-asian="normal" style:font-weight-complex="normal"/>
    </style:style>
    <style:style style:name="P41" style:family="paragraph" style:parent-style-name="Text_20_body" style:list-style-name="L9">
      <style:text-properties style:text-underline-style="none" fo:font-weight="normal" officeooo:rsid="0052c3a0" officeooo:paragraph-rsid="0052c3a0" style:font-weight-asian="normal" style:font-weight-complex="normal"/>
    </style:style>
    <style:style style:name="P42" style:family="paragraph" style:parent-style-name="Text_20_body" style:list-style-name="L9">
      <style:text-properties style:text-underline-style="none" fo:font-weight="normal" officeooo:rsid="0054054d" officeooo:paragraph-rsid="0054054d" style:font-weight-asian="normal" style:font-weight-complex="normal"/>
    </style:style>
    <style:style style:name="P43" style:family="paragraph" style:parent-style-name="Text_20_body">
      <style:text-properties style:text-underline-style="none" fo:font-weight="normal" officeooo:rsid="005665b8" officeooo:paragraph-rsid="005665b8" style:font-weight-asian="normal" style:font-weight-complex="normal"/>
    </style:style>
    <style:style style:name="P44" style:family="paragraph" style:parent-style-name="Text_20_body">
      <style:text-properties style:text-underline-style="none" fo:font-weight="normal" officeooo:rsid="00577477" officeooo:paragraph-rsid="00577477" style:font-weight-asian="normal" style:font-weight-complex="normal"/>
    </style:style>
    <style:style style:name="P45" style:family="paragraph" style:parent-style-name="Text_20_body">
      <style:text-properties style:text-underline-style="none" fo:font-weight="normal" officeooo:rsid="005e97e5" officeooo:paragraph-rsid="005e97e5" style:font-weight-asian="normal" style:font-weight-complex="normal"/>
    </style:style>
    <style:style style:name="P46" style:family="paragraph" style:parent-style-name="Text_20_body">
      <style:text-properties style:text-underline-style="none" fo:font-weight="normal" officeooo:rsid="006064f5" officeooo:paragraph-rsid="006064f5" style:font-weight-asian="normal" style:font-weight-complex="normal"/>
    </style:style>
    <style:style style:name="P47" style:family="paragraph" style:parent-style-name="Text_20_body">
      <style:text-properties style:text-underline-style="none" fo:font-weight="normal" officeooo:rsid="0063ee28" officeooo:paragraph-rsid="0063ee28" style:font-weight-asian="normal" style:font-weight-complex="normal"/>
    </style:style>
    <style:style style:name="P48" style:family="paragraph" style:parent-style-name="Text_20_body">
      <style:text-properties style:text-underline-style="none" fo:font-weight="normal" officeooo:rsid="00661185" officeooo:paragraph-rsid="00661185" style:font-weight-asian="normal" style:font-weight-complex="normal"/>
    </style:style>
    <style:style style:name="P49" style:family="paragraph" style:parent-style-name="Text_20_body">
      <style:text-properties style:text-underline-style="none" fo:font-weight="bold" officeooo:rsid="0030dadb" officeooo:paragraph-rsid="0030dadb" style:font-weight-asian="bold" style:font-weight-complex="bold"/>
    </style:style>
    <style:style style:name="P50" style:family="paragraph" style:parent-style-name="Text_20_body">
      <style:text-properties officeooo:paragraph-rsid="0034681c"/>
    </style:style>
    <style:style style:name="P51" style:family="paragraph" style:parent-style-name="Text_20_body">
      <style:text-properties officeooo:rsid="003bba9f" officeooo:paragraph-rsid="003bba9f"/>
    </style:style>
    <style:style style:name="P52" style:family="paragraph" style:parent-style-name="Text_20_body" style:list-style-name="L8">
      <style:text-properties officeooo:rsid="003c6c18" officeooo:paragraph-rsid="003c6c18"/>
    </style:style>
    <style:style style:name="P53" style:family="paragraph" style:parent-style-name="Text_20_body" style:list-style-name="L8">
      <style:text-properties officeooo:rsid="003ef7de" officeooo:paragraph-rsid="003ef7de"/>
    </style:style>
    <style:style style:name="P54" style:family="paragraph" style:parent-style-name="Text_20_body" style:list-style-name="L8">
      <style:text-properties officeooo:rsid="004075f4" officeooo:paragraph-rsid="004075f4"/>
    </style:style>
    <style:style style:name="P55" style:family="paragraph" style:parent-style-name="Text_20_body" style:list-style-name="L8">
      <style:text-properties officeooo:rsid="0040a8d8" officeooo:paragraph-rsid="0040a8d8"/>
    </style:style>
    <style:style style:name="P56" style:family="paragraph" style:parent-style-name="Text_20_body" style:list-style-name="L8">
      <style:text-properties officeooo:rsid="0040b3f3" officeooo:paragraph-rsid="0040b3f3"/>
    </style:style>
    <style:style style:name="P57" style:family="paragraph" style:parent-style-name="Text_20_body" style:list-style-name="L8">
      <style:text-properties officeooo:paragraph-rsid="0040b3f3"/>
    </style:style>
    <style:style style:name="P58" style:family="paragraph" style:parent-style-name="Text_20_body" style:list-style-name="L8">
      <style:text-properties officeooo:rsid="0042c202" officeooo:paragraph-rsid="0042c202"/>
    </style:style>
    <style:style style:name="P59" style:family="paragraph" style:parent-style-name="Text_20_body" style:list-style-name="L8">
      <style:text-properties officeooo:rsid="0043328e" officeooo:paragraph-rsid="0043328e"/>
    </style:style>
    <style:style style:name="P60" style:family="paragraph" style:parent-style-name="Text_20_body" style:list-style-name="L8">
      <style:text-properties officeooo:rsid="00449ba9" officeooo:paragraph-rsid="00449ba9"/>
    </style:style>
    <style:style style:name="P61" style:family="paragraph" style:parent-style-name="Text_20_body">
      <style:text-properties officeooo:paragraph-rsid="0049c30b"/>
    </style:style>
    <style:style style:name="T1" style:family="text">
      <style:text-properties officeooo:rsid="000c0621"/>
    </style:style>
    <style:style style:name="T2" style:family="text">
      <style:text-properties officeooo:rsid="000e7471"/>
    </style:style>
    <style:style style:name="T3" style:family="text">
      <style:text-properties officeooo:rsid="001014e9"/>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014e9" style:font-weight-asian="normal" style:font-weight-complex="normal"/>
    </style:style>
    <style:style style:name="T7" style:family="text">
      <style:text-properties style:text-underline-style="none" fo:font-weight="normal" officeooo:rsid="0011a027" style:font-weight-asian="normal" style:font-weight-complex="normal"/>
    </style:style>
    <style:style style:name="T8" style:family="text">
      <style:text-properties style:text-underline-style="none" fo:font-weight="normal" officeooo:rsid="00138347" style:font-weight-asian="normal" style:font-weight-complex="normal"/>
    </style:style>
    <style:style style:name="T9" style:family="text">
      <style:text-properties style:text-underline-style="none" fo:font-weight="normal" officeooo:rsid="0034681c" style:font-weight-asian="normal" style:font-weight-complex="normal"/>
    </style:style>
    <style:style style:name="T10" style:family="text">
      <style:text-properties style:text-underline-style="none" fo:font-weight="normal" officeooo:rsid="003663b1" style:font-weight-asian="normal" style:font-weight-complex="normal"/>
    </style:style>
    <style:style style:name="T11" style:family="text">
      <style:text-properties style:text-underline-style="none" fo:font-weight="normal" officeooo:rsid="0036c57a" style:font-weight-asian="normal" style:font-weight-complex="normal"/>
    </style:style>
    <style:style style:name="T12" style:family="text">
      <style:text-properties style:text-underline-style="none" fo:font-weight="normal" officeooo:rsid="0037ced8" style:font-weight-asian="normal" style:font-weight-complex="normal"/>
    </style:style>
    <style:style style:name="T13" style:family="text">
      <style:text-properties style:text-underline-style="none" fo:font-weight="normal" officeooo:rsid="0038584d" style:font-weight-asian="normal" style:font-weight-complex="normal"/>
    </style:style>
    <style:style style:name="T14" style:family="text">
      <style:text-properties style:text-underline-style="none" fo:font-weight="normal" officeooo:rsid="0039cef5" style:font-weight-asian="normal" style:font-weight-complex="normal"/>
    </style:style>
    <style:style style:name="T15" style:family="text">
      <style:text-properties style:text-underline-style="none" fo:font-weight="normal" officeooo:rsid="0039f295" style:font-weight-asian="normal" style:font-weight-complex="normal"/>
    </style:style>
    <style:style style:name="T16" style:family="text">
      <style:text-properties style:text-underline-style="none" fo:font-weight="normal" officeooo:rsid="0040b3f3" style:font-weight-asian="normal" style:font-weight-complex="normal"/>
    </style:style>
    <style:style style:name="T17" style:family="text">
      <style:text-properties style:text-underline-style="none" fo:font-weight="normal" officeooo:rsid="00424fdd" style:font-weight-asian="normal" style:font-weight-complex="normal"/>
    </style:style>
    <style:style style:name="T18" style:family="text">
      <style:text-properties style:text-underline-style="none" fo:font-weight="normal" officeooo:rsid="0049c30b" style:font-weight-asian="normal" style:font-weight-complex="normal"/>
    </style:style>
    <style:style style:name="T19" style:family="text">
      <style:text-properties style:text-underline-style="none" fo:font-weight="normal" officeooo:rsid="004b5b25" style:font-weight-asian="normal" style:font-weight-complex="normal"/>
    </style:style>
    <style:style style:name="T20" style:family="text">
      <style:text-properties style:text-underline-style="none" fo:font-weight="normal" officeooo:rsid="004bf8e4" style:font-weight-asian="normal" style:font-weight-complex="normal"/>
    </style:style>
    <style:style style:name="T21" style:family="text">
      <style:text-properties style:text-underline-style="none" fo:font-weight="normal" officeooo:rsid="004d16d5" style:font-weight-asian="normal" style:font-weight-complex="normal"/>
    </style:style>
    <style:style style:name="T22" style:family="text">
      <style:text-properties style:text-underline-style="none" fo:font-weight="normal" officeooo:rsid="004f0f01" style:font-weight-asian="normal" style:font-weight-complex="normal"/>
    </style:style>
    <style:style style:name="T23" style:family="text">
      <style:text-properties style:text-underline-style="none" fo:font-weight="normal" officeooo:rsid="00501cbb" style:font-weight-asian="normal" style:font-weight-complex="normal"/>
    </style:style>
    <style:style style:name="T24" style:family="text">
      <style:text-properties style:text-underline-style="none" fo:font-weight="normal" officeooo:rsid="005026e6" style:font-weight-asian="normal" style:font-weight-complex="normal"/>
    </style:style>
    <style:style style:name="T25" style:family="text">
      <style:text-properties style:text-underline-style="none" officeooo:rsid="002a036b"/>
    </style:style>
    <style:style style:name="T26" style:family="text">
      <style:text-properties style:text-underline-style="none" officeooo:rsid="002af6de"/>
    </style:style>
    <style:style style:name="T27" style:family="text">
      <style:text-properties style:text-underline-style="none" officeooo:rsid="002dceee"/>
    </style:style>
    <style:style style:name="T28" style:family="text">
      <style:text-properties officeooo:rsid="0018cb82"/>
    </style:style>
    <style:style style:name="T29" style:family="text">
      <style:text-properties officeooo:rsid="00195f96"/>
    </style:style>
    <style:style style:name="T30" style:family="text">
      <style:text-properties officeooo:rsid="002496e4"/>
    </style:style>
    <style:style style:name="T31" style:family="text">
      <style:text-properties officeooo:rsid="00255e35"/>
    </style:style>
    <style:style style:name="T32" style:family="text">
      <style:text-properties fo:font-style="italic" officeooo:rsid="00255e35" style:font-style-asian="italic" style:font-style-complex="italic"/>
    </style:style>
    <style:style style:name="T33" style:family="text">
      <style:text-properties officeooo:rsid="00284555"/>
    </style:style>
    <style:style style:name="T34" style:family="text">
      <style:text-properties officeooo:rsid="0030a0d0"/>
    </style:style>
    <style:style style:name="T35" style:family="text">
      <style:text-properties officeooo:rsid="0046d9b9"/>
    </style:style>
    <style:style style:name="T36" style:family="text">
      <style:text-properties officeooo:rsid="004766b5"/>
    </style:style>
    <style:style style:name="T37" style:family="text">
      <style:text-properties officeooo:rsid="004839e5"/>
    </style:style>
    <style:style style:name="T38" style:family="text">
      <style:text-properties officeooo:rsid="00528bcb"/>
    </style:style>
    <style:style style:name="T39" style:family="text">
      <style:text-properties officeooo:rsid="0054054d"/>
    </style:style>
    <style:style style:name="T40" style:family="text">
      <style:text-properties officeooo:rsid="00547157"/>
    </style:style>
    <style:style style:name="T41" style:family="text">
      <style:text-properties officeooo:rsid="00591a07"/>
    </style:style>
    <style:style style:name="T42" style:family="text">
      <style:text-properties officeooo:rsid="005a7a51"/>
    </style:style>
    <style:style style:name="T43" style:family="text">
      <style:text-properties officeooo:rsid="005b653b"/>
    </style:style>
    <style:style style:name="T44" style:family="text">
      <style:text-properties officeooo:rsid="005b859d"/>
    </style:style>
    <style:style style:name="T45" style:family="text">
      <style:text-properties officeooo:rsid="005ba7ec"/>
    </style:style>
    <style:style style:name="T46" style:family="text">
      <style:text-properties officeooo:rsid="005ec0d5"/>
    </style:style>
    <style:style style:name="T47" style:family="text">
      <style:text-properties officeooo:rsid="00619d3b"/>
    </style:style>
    <style:style style:name="T48" style:family="text">
      <style:text-properties officeooo:rsid="0062896f"/>
    </style:style>
    <style:style style:name="T49" style:family="text">
      <style:text-properties officeooo:rsid="0065432d"/>
    </style:style>
    <style:style style:name="T50" style:family="text">
      <style:text-properties officeooo:rsid="0067601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rtualization</text:p>
      <text:p text:style-name="P1">Complete Virtual Memory Systems</text:p>
      <text:p text:style-name="P3">The Crux: How do we build a complete Virtual Machine (VM) system?</text:p>
      <text:p text:style-name="P10">For example Linux must have a VM system that is flexible due to the fact that is is run in underpowered small phones to the most scalable multicore systems found in modern datacenters. </text:p>
      <text:p text:style-name="P10"/>
      <text:p text:style-name="P11">VAX/VMS operating system is an example of where one of the first “modern” virtual memory manager was used. <text:span text:style-name="T1">VMS was used to hide some of the inherent flaws of the architecture. Despite the hardware flaws at the time, VMS was an efficient and working system. </text:span><text:span text:style-name="T2">This was for example due to: </text:span></text:p>
      <text:p text:style-name="P12">Memory Management Hardware</text:p>
      <text:p text:style-name="P14">The VAX system used a hybrid between segmentation and paging. VAX OS had the problem of small page sizes (512 bytes), making one of the first tasks not to overwhelm memory with page tables. <text:span text:style-name="T3">This memory pressure was released by: </text:span></text:p>
      <text:list xml:id="list1803581191" text:style-name="L1">
        <text:list-item>
          <text:p text:style-name="P25"><text:span text:style-name="T8">U</text:span><text:span text:style-name="T6">sing segmenting the address space in 2 providing a page table for each of these regions per process. Thus, no page-table space is needed for the unused portion of the address space. </text:span><text:span text:style-name="T7">The base &amp; bound registers are used to hold the address for that segment. </text:span></text:p>
        </text:list-item>
        <text:list-item>
          <text:p text:style-name="P26"><text:span text:style-name="T7">P</text:span><text:span text:style-name="T5">lacing user page-tables in kernel virtual memory. Thus when allocating or growing a page table, the kernel allocates space out of its own virtual memory, in segment S. If memory come under pressure, the kernel can swap pages of these page tables out to disk making physical memory available for other uses. </text:span></text:p>
        </text:list-item>
      </text:list>
      <text:p text:style-name="P18">The second fact (putting tables in kernel virtual memory) makes address translation even more complicated. However, this complicated process is made faster by the VAX’s hardware-managed TLB. </text:p>
      <text:p text:style-name="P12">A Real Address Space</text:p>
      <text:p text:style-name="P15">Studying VMS is also good because we can see how a real address space is constructed <text:span text:style-name="T28">(Figure 23.1, page 264). </text:span><text:span text:style-name="T29">We constitute that the kernel structure is mapped into each address space for e.g. making the life easier for the kernel. </text:span></text:p>
      <text:list xml:id="list991881832" text:style-name="L2">
        <text:list-item>
          <text:p text:style-name="P27">It is easy to copy data from a pointer</text:p>
        </text:list-item>
        <text:list-item>
          <text:p text:style-name="P27">It is harder to swap pages if the kernel were located entirely in physical memory </text:p>
        </text:list-item>
        <text:list-item>
          <text:p text:style-name="P27">With a separate address space of the kernel, it would be compliated and painful to move data between apps and the kernel. </text:p>
        </text:list-item>
        <text:list-item>
          <text:p text:style-name="P28">Kernel appears almost as a library to apps, a protected library.</text:p>
        </text:list-item>
        <text:list-item>
          <text:p text:style-name="P28">Protection by specifying protection bits in page table, of what privalege level the CPU must be at in order to access a particular page. </text:p>
        </text:list-item>
      </text:list>
      <text:p text:style-name="P12"><text:soft-page-break/>Page Replacement</text:p>
      <text:p text:style-name="P16">Page table entry in VAX includes:</text:p>
      <text:list xml:id="list1478003084" text:style-name="L3">
        <text:list-item>
          <text:p text:style-name="P29">valid bit</text:p>
        </text:list-item>
        <text:list-item>
          <text:p text:style-name="P29">protection field (4 bits)</text:p>
        </text:list-item>
        <text:list-item>
          <text:p text:style-name="P29">dirty bit</text:p>
        </text:list-item>
        <text:list-item>
          <text:p text:style-name="P29">OS usage reserved field (5 bits)</text:p>
        </text:list-item>
        <text:list-item>
          <text:p text:style-name="P29">Physically frame number (PFN) – Stores location of the page in physical memory. </text:p>
        </text:list-item>
        <text:list-item>
          <text:p text:style-name="P30">No reference bit – Active pages is thus determined by software (VMS replacement algorithm)</text:p>
        </text:list-item>
      </text:list>
      <text:p text:style-name="P17">To address the missing reference bit and to deal with memory hogs, developers came up with the segmented FIFO replacement policy. </text:p>
      <text:list xml:id="list2084067207" text:style-name="L4">
        <text:list-item>
          <text:p text:style-name="P31">Each process has a maximum number of pages it can keep in memory (resident set size, RSS). </text:p>
        </text:list-item>
        <text:list-item>
          <text:p text:style-name="P32">Each of these pages is kept in a FIFO</text:p>
        </text:list-item>
        <text:list-item>
          <text:p text:style-name="P32">When a process exeeds its RSS, the firt-in page is evicted. </text:p>
        </text:list-item>
      </text:list>
      <text:p text:style-name="P19">FIFO is not so efficient so VMS introduces 2 second chance lists whare pages are placed before getting evicted from memory, <text:span text:style-name="T30">specifically, these are called clean-pag free list &amp; dirty-page list. </text:span></text:p>
      <text:p text:style-name="P12">Other Neat Tricks</text:p>
      <text:p text:style-name="P20">VMS did also have 2 other now-standard tricks: demand zeroing and copy-on-write. <text:span text:style-name="T31">These are knon as </text:span><text:span text:style-name="T32">lazy</text:span><text:span text:style-name="T31"> optimizations. </text:span></text:p>
      <text:p text:style-name="P21">Demand Zeroing:</text:p>
      <text:list xml:id="list1735582384" text:style-name="L5">
        <text:list-item>
          <text:p text:style-name="P33">Puts an entry in the page table that marks the page inaccessible. </text:p>
        </text:list-item>
        <text:list-item>
          <text:p text:style-name="P33">If a process reads or writes a page, it will trap into the OS. </text:p>
        </text:list-item>
        <text:list-item>
          <text:p text:style-name="P34">When handling the trap, OS sees that it is a demand-zero page (thorugh some reserved bits)</text:p>
        </text:list-item>
        <text:list-item>
          <text:p text:style-name="P34">At this point the OS does the work of fingins a physical page and zeroing it <text:span text:style-name="T33">and mapping it into a the process’s address space. </text:span></text:p>
        </text:list-item>
        <text:list-item>
          <text:p text:style-name="P35">If a process never accesses the page, the work is avoided. </text:p>
        </text:list-item>
      </text:list>
      <text:p text:style-name="P22">Copy-on-write (COW): </text:p>
      <text:list xml:id="list2739882658" text:style-name="L6">
        <text:list-item>
          <text:p text:style-name="P36">used when OS must copy a page from one address space to another</text:p>
        </text:list-item>
        <text:list-item>
          <text:p text:style-name="P36">Maps the address space into the target address space, making it read-only instead of copying</text:p>
        </text:list-item>
        <text:list-item>
          <text:p text:style-name="P36">If both address spaces only read the page, no further action is needed. </text:p>
        </text:list-item>
        <text:list-item>
          <text:p text:style-name="P36">OS realizes a fast copy without actually moving any data. </text:p>
        </text:list-item>
      </text:list>
      <text:p text:style-name="P4">Aside: Why Null Pointer Accesses Cause Segmentation Faults</text:p>
      <text:p text:style-name="P5"><text:span text:style-name="T25">int* p = NULL; <text:tab/>// set p = 0;<text:tab/><text:tab/>*p = 10; <text:tab/>// Tr</text:span><text:span text:style-name="T26">y</text:span><text:span text:style-name="T25"> to store 10 to virt addr 0</text:span></text:p>
      <text:p text:style-name="P6"><text:soft-page-break/><text:span text:style-name="T25">T</text:span><text:span text:style-name="T4">he hardware tries to lookup the VPN (0 here) in the TLB, suffers a TLB miss. The page table is consulted, and the netry for VPN 0 is found to be marked invalid. Thus we have an invalid access </text:span><text:span text:style-name="T27">which transfers the control to the OS (which ill likely terminate the process). </text:span></text:p>
      <text:p text:style-name="P7">Tip in OS: Be Lazy</text:p>
      <text:p text:style-name="P23">Laziness can put of work until later, this is often benefical within an OS for a number of reasons. </text:p>
      <text:list xml:id="list1175399181" text:style-name="L7">
        <text:list-item>
          <text:p text:style-name="P37">Might reduce latency for the current operation</text:p>
        </text:list-item>
        <text:list-item>
          <text:p text:style-name="P37">Improving responseiveness</text:p>
        </text:list-item>
        <text:list-item>
          <text:p text:style-name="P37">Example: Write to disk later but confirm fast</text:p>
        </text:list-item>
        <text:list-item>
          <text:p text:style-name="P37">Obviates to the work at all</text:p>
        </text:list-item>
        <text:list-item>
          <text:p text:style-name="P37">Example: delaying a file until deleted results in no need of performing the actions. </text:p>
        </text:list-item>
        <text:list-item>
          <text:p text:style-name="P37">Being too lazy and it becomes problematic</text:p>
        </text:list-item>
      </text:list>
      <text:p text:style-name="P8">23.2 The linux Virtual Memory System</text:p>
      <text:p text:style-name="P24">Linux development has been driven by rea engineers solving real problems. <text:span text:style-name="T34">Focus on Linux x86. </text:span></text:p>
      <text:p text:style-name="P13">The Linux Address Space</text:p>
      <text:p text:style-name="P50"><text:span text:style-name="T9">The Linux address space consists of a user portion </text:span><text:span text:style-name="T10">(program code, stack, heap, other parts)</text:span><text:span text:style-name="T9"> and a kernel portion </text:span><text:span text:style-name="T10">(kernel code, stacks, heap and other parts)</text:span><text:span text:style-name="T9">. </text:span><text:span text:style-name="T11">Upon a context switch only the user protion changes, </text:span><text:span text:style-name="T12">kernel portion is the same for all processes. </text:span><text:span text:style-name="T13">A program running in user mode cannot access kernel virtual pages. </text:span><text:span text:style-name="T14">Only by trapping into the kernel and transitioning to provaleged more can make such memory to be accessed. </text:span><text:span text:style-name="T15">See figure 23.2 on page 269</text:span><text:span text:style-name="T9">!</text:span></text:p>
      <text:p text:style-name="P51"><text:span text:style-name="T9">T</text:span><text:span text:style-name="T5">he linux address space contains 2 types of kernel virtual addresses.</text:span></text:p>
      <text:list xml:id="list2705877588" text:style-name="L8">
        <text:list-item>
          <text:p text:style-name="P52"><text:span text:style-name="T5">Kernel logical addresses </text:span><text:span text:style-name="T17">(kmalloc)</text:span></text:p>
          <text:list>
            <text:list-item>
              <text:p text:style-name="P53"><text:span text:style-name="T5">Normal virtual address space</text:span></text:p>
            </text:list-item>
            <text:list-item>
              <text:p text:style-name="P54"><text:span text:style-name="T5">Examples of kernel data structures that live here are: page-tables, per-process kernel stacks, </text:span></text:p>
            </text:list-item>
            <text:list-item>
              <text:p text:style-name="P54"><text:span text:style-name="T5">Kernel logical memeory cannot be swapped to disk</text:span></text:p>
            </text:list-item>
            <text:list-item>
              <text:p text:style-name="P55"><text:span text:style-name="T5">Direct mapped against the first protion of physical memory</text:span></text:p>
              <text:list>
                <text:list-item>
                  <text:p text:style-name="P57"><text:span text:style-name="T16">simple translations</text:span></text:p>
                </text:list-item>
                <text:list-item>
                  <text:p text:style-name="P56"><text:span text:style-name="T5">contigious chunk of memory in both logical memory and physical → I/O operations to/from devices via direct memory access (DMA)</text:span></text:p>
                </text:list-item>
              </text:list>
            </text:list-item>
          </text:list>
        </text:list-item>
        <text:list-item>
          <text:p text:style-name="P52"><text:span text:style-name="T5">Kernel virtual address </text:span><text:span text:style-name="T17">(vmallov)</text:span></text:p>
          <text:list>
            <text:list-item>
              <text:p text:style-name="P58"><text:span text:style-name="T17">R</text:span><text:span text:style-name="T5">eturns a pointer to virtually contigous region of the desired size</text:span></text:p>
            </text:list-item>
            <text:list-item>
              <text:p text:style-name="P59"><text:span text:style-name="T5">Usually not contigous</text:span></text:p>
            </text:list-item>
            <text:list-item>
              <text:p text:style-name="P59"><text:span text:style-name="T5">Each kernel virtual page maps to non-contigous physical pages (not suitable for DMA). </text:span></text:p>
            </text:list-item>
            <text:list-item>
              <text:p text:style-name="P60"><text:span text:style-name="T5">But easier to allocate, used for large buffers</text:span></text:p>
            </text:list-item>
            <text:list-item>
              <text:p text:style-name="P60"><text:soft-page-break/><text:span text:style-name="T5">Enables the Kernel to address more than roughly 1 GB of memory. </text:span></text:p>
            </text:list-item>
          </text:list>
        </text:list-item>
      </text:list>
      <text:p text:style-name="P13">Page Table Structure</text:p>
      <text:p text:style-name="P38">Linux x86 provide a hardware-managed, multi-level page-table structure, with one page-table per process. <text:span text:style-name="T35">OS sets up the mapping, points to the provaleged register at the start of the page directory </text:span><text:span text:style-name="T36">and the hardware handles the rest. </text:span><text:span text:style-name="T37">OS is involved at process creation, deletion and context switching. </text:span></text:p>
      <text:p text:style-name="P13">Large Page Support</text:p>
      <text:p text:style-name="P61"><text:span text:style-name="T18">Intel x86 allows for multiple page table sizes. Linux have evolved to allow applications to use such huge pages. </text:span><text:span text:style-name="T19">Using huge pages leads to benefits in reducing the number of mappings that are needed in the page table </text:span><text:span text:style-name="T20">(larger the pages, fewer the mappings). </text:span><text:span text:style-name="T21">But it is not the fewer page-table entries that we are interested about, but the better TLB behavior and related performance gains. </text:span><text:span text:style-name="T22">The biggest <text:s/>potential </text:span><text:span text:style-name="T23">cost</text:span><text:span text:style-name="T22"> with huge pages are internal fragmentation. </text:span><text:span text:style-name="T24">4KB sized pages is not longer a universal solution, more support for larger pages will be implemented in the future. </text:span></text:p>
      <text:p text:style-name="P13">The Page Cache</text:p>
      <text:p text:style-name="P39">A page cache is used to reduce the cost of accessing persistent storage. Most systems use aggressive <text:s/>caching subsystems to keep popular data items in memory. <text:span text:style-name="T38">Linux is no different!</text:span></text:p>
      <text:p text:style-name="P40">The Linux page cache is unified, keeping pages in memory from three primary sources: </text:p>
      <text:list xml:id="list3993537447" text:style-name="L9">
        <text:list-item>
          <text:p text:style-name="P41">Memory-mapped files</text:p>
        </text:list-item>
        <text:list-item>
          <text:p text:style-name="P41">File data <text:span text:style-name="T39">&amp; </text:span>Meta data</text:p>
        </text:list-item>
        <text:list-item>
          <text:p text:style-name="P42">Anon<text:span text:style-name="T40">y</text:span>mous memory (Heap &amp; Stack pages)</text:p>
        </text:list-item>
      </text:list>
      <text:p text:style-name="P43">These entities are saved in a page cache hash table (quick lookup). </text:p>
      <text:p text:style-name="P44">To determine which pages to throw out, Linux uses the 2Q replacement algorithm. <text:span text:style-name="T41">It is similar to the LRU replacement which is standard and effective but has some disadvantages solved in 2Q. </text:span><text:span text:style-name="T42">If a large same file is accessed repeatedly, LRU will throw out all other file out of memery. 2Q solves this problem by providing 2 lists </text:span><text:span text:style-name="T43">(active list and an inactive list). </text:span><text:span text:style-name="T44">Rereference promotes it to the other queue. </text:span><text:span text:style-name="T45">Pages are only flushed out from the inactive list.</text:span></text:p>
      <text:p text:style-name="P13">Security and Buffer Overflow</text:p>
      <text:p text:style-name="P45">Biggest differene between modern VM systems (Linux, Solaris, BSD variants) and ancient ones (VAX/VMS) <text:span text:style-name="T46">is the emphasis on security in the modern era. </text:span></text:p>
      <text:p text:style-name="P46">A major threat is found in buffer overflow <text:span text:style-name="T47">attacks. </text:span><text:span text:style-name="T48">Buffer overflows are often used against normal user programs but also the kernel itself. </text:span></text:p>
      <text:p text:style-name="P47">Return-oriented programing (ROP) is also a threat to execute arbitrary code. <text:span text:style-name="T49">A defense against this is address space layout randomization (ASLR). There are also KASLR (ASLR for the Kernel..). </text:span></text:p>
      <text:p text:style-name="P13">Other Security Problems: Meltdown and Spectre</text:p>
      <text:p text:style-name="P48">These problems were solved with Kernel Page Table Isolation (KPTI) where as much of the kernel address space is removed from each user process and instead have a separate kernel page table <text:span text:style-name="T50">for most kernel data. </text:span></text:p>
      <text:p text:style-name="P9"><text:soft-page-break/>23.3 Summary</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6:59:35.335790277</meta:creation-date>
    <dc:date>2020-12-17T21:04:07.652701407</dc:date>
    <meta:editing-duration>P1DT50M29S</meta:editing-duration>
    <meta:editing-cycles>94</meta:editing-cycles>
    <meta:generator>LibreOffice/6.4.6.2$Linux_X86_64 LibreOffice_project/40$Build-2</meta:generator>
    <meta:document-statistic meta:table-count="0" meta:image-count="0" meta:object-count="0" meta:page-count="5" meta:paragraph-count="91" meta:word-count="1529" meta:character-count="8779" meta:non-whitespace-character-count="7343"/>
  </office:meta>
</office:document-meta>
</file>